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fb06" officeooo:paragraph-rsid="001bfb06"/>
    </style:style>
    <style:style style:name="P2" style:family="paragraph" style:parent-style-name="Standard">
      <style:text-properties officeooo:paragraph-rsid="001bfb06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c2c53" officeooo:paragraph-rsid="001c2c53"/>
    </style:style>
    <style:style style:name="P5" style:family="paragraph" style:parent-style-name="Standard">
      <style:text-properties officeooo:rsid="001d8e0c" officeooo:paragraph-rsid="001d8e0c"/>
    </style:style>
    <style:style style:name="P6" style:family="paragraph" style:parent-style-name="Standard">
      <style:text-properties style:text-position="0% 100%" officeooo:rsid="001d8e0c" officeooo:paragraph-rsid="001d8e0c"/>
    </style:style>
    <style:style style:name="P7" style:family="paragraph" style:parent-style-name="Standard">
      <style:text-properties style:text-position="0% 100%" fo:font-weight="bold" officeooo:rsid="001d8e0c" officeooo:paragraph-rsid="001d8e0c" style:font-weight-asian="bold" style:font-weight-complex="bold"/>
    </style:style>
    <style:style style:name="P8" style:family="paragraph" style:parent-style-name="Standard">
      <style:text-properties style:text-position="0% 100%" fo:font-weight="normal" officeooo:rsid="001d8e0c" officeooo:paragraph-rsid="001d8e0c" style:font-weight-asian="normal" style:font-weight-complex="normal"/>
    </style:style>
    <style:style style:name="P9" style:family="paragraph" style:parent-style-name="Standard">
      <style:text-properties style:text-position="0% 100%" fo:font-style="normal" fo:font-weight="normal" officeooo:rsid="001d8e0c" officeooo:paragraph-rsid="001d8e0c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text-position="0% 100%" fo:font-style="normal" fo:font-weight="normal" officeooo:rsid="001d8e0c" officeooo:paragraph-rsid="00213908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text-position="0% 100%" fo:font-style="normal" fo:font-weight="normal" officeooo:rsid="00213908" officeooo:paragraph-rsid="0021390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text-position="0% 100%" fo:font-style="normal" fo:font-weight="normal" officeooo:rsid="00213ff2" officeooo:paragraph-rsid="00213ff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text-position="0% 100%" fo:font-style="normal" fo:font-weight="bold" officeooo:rsid="00213908" officeooo:paragraph-rsid="00213908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text-position="0% 100%" fo:font-style="normal" fo:font-weight="bold" officeooo:rsid="001d8e0c" officeooo:paragraph-rsid="001d8e0c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text-position="0% 100%" fo:font-style="normal" fo:font-weight="bold" officeooo:rsid="00213ff2" officeooo:paragraph-rsid="00213ff2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 style:list-style-name="L1">
      <style:text-properties officeooo:rsid="001bfb06" officeooo:paragraph-rsid="001bfb06"/>
    </style:style>
    <style:style style:name="P18" style:family="paragraph" style:parent-style-name="Standard" style:list-style-name="L2">
      <style:text-properties officeooo:rsid="001bfb06" officeooo:paragraph-rsid="001bfb06"/>
    </style:style>
    <style:style style:name="P19" style:family="paragraph" style:parent-style-name="Standard" style:list-style-name="L2">
      <style:text-properties officeooo:rsid="001c2c53" officeooo:paragraph-rsid="001c2c53"/>
    </style:style>
    <style:style style:name="P20" style:family="paragraph" style:parent-style-name="Standard">
      <style:text-properties style:text-position="0% 100%" officeooo:rsid="001d8e0c" officeooo:paragraph-rsid="001d8e0c"/>
    </style:style>
    <style:style style:name="P21" style:family="paragraph" style:parent-style-name="Standard">
      <style:text-properties style:text-position="sub 58%" officeooo:rsid="001d8e0c" officeooo:paragraph-rsid="001d8e0c"/>
    </style:style>
    <style:style style:name="P22" style:family="paragraph" style:parent-style-name="Standard">
      <style:text-properties style:text-position="sub 58%" fo:font-style="normal" fo:font-weight="normal" officeooo:rsid="001d8e0c" officeooo:paragraph-rsid="001d8e0c" style:font-style-asian="normal" style:font-weight-asian="normal" style:font-style-complex="normal" style:font-weight-complex="normal"/>
    </style:style>
    <style:style style:name="T1" style:family="text">
      <style:text-properties officeooo:rsid="001bfb06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bfb0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8e0c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c2c53"/>
    </style:style>
    <style:style style:name="T8" style:family="text">
      <style:text-properties style:text-position="0% 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sociacion de resistencias</text:p>
      <text:p text:style-name="Standard"/>
      <text:p text:style-name="Standard">V<text:span text:style-name="T3">1</text:span>-V<text:span text:style-name="T3">2</text:span>=IR</text:p>
      <text:p text:style-name="Standard"/>
      <text:p text:style-name="Standard"><text:span text:style-name="T4">En serie *</text:span><text:span text:style-name="T5">1</text:span></text:p>
      <text:p text:style-name="Standard"/>
      <text:p text:style-name="Standard"><text:span text:style-name="T1">V</text:span><text:span text:style-name="T3">1</text:span>.-----R<text:span text:style-name="T3">1</text:span>---<text:span text:style-name="T1">V</text:span>'---R<text:span text:style-name="T3">2</text:span>-------.<text:span text:style-name="T1">V</text:span><text:span text:style-name="T3">2</text:span></text:p>
      <text:p text:style-name="Standard"><text:tab/>→<text:tab/> <text:s text:c="3"/>→<text:span text:style-name="T1"> <text:s/></text:span></text:p>
      <text:p text:style-name="P2"><text:tab/> <text:span text:style-name="T1">I<text:tab/> <text:s text:c="4"/>I’<text:tab/></text:span></text:p>
      <text:p text:style-name="Standard"/>
      <text:p text:style-name="P2"><text:span text:style-name="T1">V</text:span><text:span text:style-name="T3">1</text:span>.----R<text:span text:style-name="T2">eq</text:span>----.<text:span text:style-name="T1">V</text:span><text:span text:style-name="T3">2</text:span></text:p>
      <text:p text:style-name="Standard"/>
      <text:p text:style-name="P2"><text:span text:style-name="T1">V</text:span><text:span text:style-name="T3">1</text:span>&gt;<text:span text:style-name="T1">V</text:span><text:span text:style-name="T3">2</text:span></text:p>
      <text:p text:style-name="Standard"/>
      <text:p text:style-name="Standard"/>
      <text:p text:style-name="P3">Leyes de Kirchoff</text:p>
      <text:p text:style-name="Standard"/>
      <text:p text:style-name="Standard">Nomenclatura:</text:p>
      <text:list xml:id="list2082077962" text:style-name="L1">
        <text:list-item>
          <text:p text:style-name="P17">Nudo: Donde se unen tres o mas elementos</text:p>
        </text:list-item>
        <text:list-item>
          <text:p text:style-name="P17">Rama: Camino entre dos nudos</text:p>
        </text:list-item>
        <text:list-item>
          <text:p text:style-name="P17">Malla: Camino cerrado en un circuito.</text:p>
        </text:list-item>
      </text:list>
      <text:p text:style-name="P1"/>
      <text:p text:style-name="P1">Leyes:</text:p>
      <text:list xml:id="list1533920422" text:style-name="L2">
        <text:list-item>
          <text:p text:style-name="P18">La suma la intensidad que entra en un nudo es igual a la suma de la intensidad que sale de un nudo.</text:p>
        </text:list-item>
        <text:list-item>
          <text:p text:style-name="P19">En una malla, la suma de las tensiones que <text:span text:style-name="T6">dan</text:span> las fuentes es igual a la suma de las <text:span text:style-name="T6">caídas</text:span> de tensión en las resistencias.</text:p>
        </text:list-item>
      </text:list>
      <text:p text:style-name="P4"/>
      <text:p text:style-name="P4"/>
      <text:p text:style-name="P5">Serie: <text:span text:style-name="T7">I=I’</text:span></text:p>
      <text:p text:style-name="P5"/>
      <text:p text:style-name="P5"/>
      <text:p text:style-name="P5">V<text:span text:style-name="T2">1</text:span><text:span text:style-name="T8"> – V’ = I · R</text:span><text:span text:style-name="T2">1</text:span></text:p>
      <text:p text:style-name="P6">+</text:p>
      <text:p text:style-name="P5"><text:span text:style-name="T8">V’ -V</text:span><text:span text:style-name="T2">2</text:span><text:span text:style-name="T8"> = I · R</text:span><text:span text:style-name="T2">2</text:span></text:p>
      <text:p text:style-name="P21"/>
      <text:p text:style-name="P5"><text:span text:style-name="T8">V</text:span><text:span text:style-name="T2">1</text:span><text:span text:style-name="T8"> – V</text:span><text:span text:style-name="T2">2</text:span><text:span text:style-name="T8">=IR</text:span><text:span text:style-name="T2">1</text:span><text:span text:style-name="T8"> + IR</text:span><text:span text:style-name="T2">2</text:span><text:span text:style-name="T8">= I(R</text:span><text:span text:style-name="T2">1</text:span><text:span text:style-name="T8">+R</text:span><text:span text:style-name="T2">2</text:span><text:span text:style-name="T8">)</text:span></text:p>
      <text:p text:style-name="P21"/>
      <text:p text:style-name="P21"/>
      <text:p text:style-name="P6">V<text:span text:style-name="T2">1</text:span>-V<text:span text:style-name="T2">2</text:span>=I·R<text:span text:style-name="T2">eq</text:span></text:p>
      <text:p text:style-name="P21"/>
      <text:p text:style-name="P7">En paralelo *2</text:p>
      <text:p text:style-name="P8"/>
      <text:p text:style-name="P9">mal:<text:span text:style-name="T2"><draw:frame draw:style-name="fr1" draw:name="Objeto1" text:anchor-type="as-char" svg:y="-0.377cm" svg:width="1.214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2"/>
      <text:p text:style-name="P9"><draw:frame draw:style-name="fr1" draw:name="Objeto3" text:anchor-type="as-char" svg:y="-0.377cm" svg:width="1.706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><draw:frame draw:style-name="fr1" draw:name="Objeto2" text:anchor-type="as-char" svg:y="-0.377cm" svg:width="2.692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<text:soft-page-break/><draw:frame draw:style-name="fr1" draw:name="Objeto4" text:anchor-type="as-char" svg:y="-0.377cm" svg:width="2.939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9"><draw:frame draw:style-name="fr1" draw:name="Objeto6" text:anchor-type="as-char" svg:y="-0.377cm" svg:width="2.847cm" svg:height="0.531cm" draw:z-index="5"><draw:object xlink:href="./Object 6" xlink:type="simple" xlink:show="embed" xlink:actuate="onLoad"/><draw:image xlink:href="./ObjectReplacements/Object 6" xlink:type="simple" xlink:show="embed" xlink:actuate="onLoad"/></draw:frame>+ <draw:frame draw:style-name="fr1" draw:name="Objeto5" text:anchor-type="as-char" svg:y="-0.377cm" svg:width="1.706cm" svg:height="0.531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text:s/>=<draw:frame draw:style-name="fr1" draw:name="Objeto7" text:anchor-type="as-char" svg:y="-0.619cm" svg:width="5.562cm" svg:height="1.06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9"/>
      <text:p text:style-name="P9"><draw:frame draw:style-name="fr1" draw:name="Objeto8" text:anchor-type="as-char" svg:y="-0.619cm" svg:width="2.574cm" svg:height="1.062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9"/>
      <text:p text:style-name="P15">Fuente de corriente</text:p>
      <text:p text:style-name="P15">Fuente de tensión</text:p>
      <text:p text:style-name="P15">Tierra</text:p>
      <text:p text:style-name="P14"/>
      <text:p text:style-name="P15">Bobina</text:p>
      <text:p text:style-name="P9"/>
      <text:p text:style-name="P12"><draw:frame draw:style-name="fr1" draw:name="Objeto12" text:anchor-type="as-char" svg:y="-0.619cm" svg:width="2.676cm" svg:height="0.99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2">L→ impediancia(H)</text:p>
      <text:p text:style-name="P9"/>
      <text:p text:style-name="P13">Condensadores</text:p>
      <text:p text:style-name="P14"/>
      <text:p text:style-name="P11"><draw:frame draw:style-name="fr1" draw:name="Objeto9" text:anchor-type="as-char" svg:y="-0.619cm" svg:width="5.242cm" svg:height="0.99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1"><draw:frame draw:style-name="fr1" draw:name="Objeto10" text:anchor-type="as-char" svg:y="-0.693cm" svg:width="3.436cm" svg:height="1.071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><draw:frame draw:style-name="fr1" draw:name="Objeto11" text:anchor-type="as-char" svg:y="-0.619cm" svg:width="1.729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9:54:11.208634075</meta:creation-date>
    <dc:date>2018-09-19T21:21:08.666068151</dc:date>
    <meta:editing-duration>PT33M15S</meta:editing-duration>
    <meta:editing-cycles>2</meta:editing-cycles>
    <meta:generator>LibreOffice/6.0.6.2$Linux_X86_64 LibreOffice_project/00m0$Build-2</meta:generator>
    <meta:document-statistic meta:table-count="0" meta:image-count="0" meta:object-count="12" meta:page-count="2" meta:paragraph-count="39" meta:word-count="134" meta:character-count="670" meta:non-whitespace-character-count="560"/>
  </office:meta>
</office:document-meta>
</file>

<file path=Object 1/content.xml><?xml version="1.0" encoding="utf-8"?>
<math xmlns="http://www.w3.org/1998/Math/MathML" display="block">
  <semantics>
    <mrow>
      <msub>
        <mi>I</mi>
        <mn>1</mn>
      </msub>
      <mo stretchy="false">≠</mo>
      <msub>
        <mi>I</mi>
        <mn>2</mn>
      </msub>
    </mrow>
    <annotation encoding="StarMath 5.0">I_1&lt;&gt;I_2 </annotation>
  </semantics>
</math>
</file>

<file path=Object 10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=</mo>
        <mi>C</mi>
      </mrow>
      <mfrac>
        <mrow>
          <mi>d</mi>
          <mrow>
            <mo fence="true" stretchy="false">(</mo>
            <mrow>
              <mrow>
                <msub>
                  <mi>V</mi>
                  <mn>1</mn>
                </msub>
                <mo stretchy="false">−</mo>
                <msub>
                  <mi>V</mi>
                  <mn>2</mn>
                </msub>
              </mrow>
            </mrow>
            <mo fence="true" stretchy="false">)</mo>
          </mrow>
        </mrow>
        <mi mathvariant="italic">dt</mi>
      </mfrac>
    </mrow>
    <annotation encoding="StarMath 5.0">{dQ}over{dt} = C {d(V_1-V_2)}over dt</annotation>
  </semantics>
</math>
</file>

<file path=Object 11/content.xml><?xml version="1.0" encoding="utf-8"?>
<math xmlns="http://www.w3.org/1998/Math/MathML" display="block">
  <semantics>
    <mrow>
      <mrow>
        <mi>I</mi>
        <mo stretchy="false">=</mo>
        <mi>C</mi>
      </mrow>
      <mfrac>
        <mi mathvariant="italic">dV</mi>
        <mi mathvariant="italic">dt</mi>
      </mfrac>
    </mrow>
    <annotation encoding="StarMath 5.0">I=C{dV}over{dt}</annotation>
  </semantics>
</math>
</file>

<file path=Object 12/content.xml><?xml version="1.0" encoding="utf-8"?>
<math xmlns="http://www.w3.org/1998/Math/MathML" display="block">
  <semantics>
    <mrow>
      <mrow>
        <msub>
          <mi>V</mi>
          <mn>1</mn>
        </msub>
        <mo stretchy="false">−</mo>
        <mi>V</mi>
      </mrow>
      <mrow>
        <mn>₂</mn>
        <mo stretchy="false">=</mo>
        <mi>L</mi>
      </mrow>
      <mfrac>
        <mi mathvariant="italic">dI</mi>
        <mi mathvariant="italic">dt</mi>
      </mfrac>
    </mrow>
    <annotation encoding="StarMath 5.0">V_1-V₂ =L {dI}over{dt}</annotation>
  </semantics>
</math>
</file>

<file path=Object 2/content.xml><?xml version="1.0" encoding="utf-8"?>
<math xmlns="http://www.w3.org/1998/Math/MathML" display="block">
  <semantics>
    <mrow>
      <mrow>
        <msub>
          <mi>V</mi>
          <mn>1</mn>
        </msub>
        <mo stretchy="false">−</mo>
        <msub>
          <mi>V</mi>
          <mn>2</mn>
        </msub>
      </mrow>
      <mo stretchy="false">=</mo>
      <mrow>
        <msub>
          <mi>I</mi>
          <mn>1</mn>
        </msub>
        <mo stretchy="false">⋅</mo>
        <msub>
          <mi>R</mi>
          <mn>1</mn>
        </msub>
      </mrow>
    </mrow>
    <annotation encoding="StarMath 5.0">V_1-V_2=I_1 cdot R_1 </annotation>
  </semantics>
</math>
</file>

<file path=Object 3/content.xml><?xml version="1.0" encoding="utf-8"?>
<math xmlns="http://www.w3.org/1998/Math/MathML" display="block">
  <semantics>
    <mrow>
      <mi>I</mi>
      <mo stretchy="false">=</mo>
      <mrow>
        <msub>
          <mi>I</mi>
          <mn>1</mn>
        </msub>
        <mo stretchy="false">+</mo>
        <msub>
          <mi>I</mi>
          <mn>2</mn>
        </msub>
      </mrow>
    </mrow>
    <annotation encoding="StarMath 5.0">I=I_1+I_2</annotation>
  </semantics>
</math>
</file>

<file path=Object 4/content.xml><?xml version="1.0" encoding="utf-8"?>
<math xmlns="http://www.w3.org/1998/Math/MathML" display="block">
  <semantics>
    <mrow>
      <mi>V</mi>
      <mn>₁</mn>
      <mi>–</mi>
      <mi>V</mi>
      <mrow>
        <mn>₂</mn>
        <mo stretchy="false">=</mo>
        <mi>I</mi>
      </mrow>
      <mrow>
        <mn>₂</mn>
        <mo stretchy="false">⋅</mo>
        <msub>
          <mi>R</mi>
          <mn>2</mn>
        </msub>
      </mrow>
    </mrow>
    <annotation encoding="StarMath 5.0">V₁ – V₂ =I₂ cdot R_2</annotation>
  </semantics>
</math>
</file>

<file path=Object 5/content.xml><?xml version="1.0" encoding="utf-8"?>
<math xmlns="http://www.w3.org/1998/Math/MathML" display="block">
  <semantics>
    <mrow>
      <mi>I</mi>
      <mo stretchy="false">=</mo>
      <mrow>
        <msub>
          <mi>I</mi>
          <mn>1</mn>
        </msub>
        <mo stretchy="false">+</mo>
        <msub>
          <mi>I</mi>
          <mn>2</mn>
        </msub>
      </mrow>
    </mrow>
    <annotation encoding="StarMath 5.0">I=I_1+I_2</annotation>
  </semantics>
</math>
</file>

<file path=Object 6/content.xml><?xml version="1.0" encoding="utf-8"?>
<math xmlns="http://www.w3.org/1998/Math/MathML" display="block">
  <semantics>
    <mrow>
      <mi>V</mi>
      <mn>₁</mn>
      <mi>–</mi>
      <mi>V</mi>
      <mrow>
        <mn>₂</mn>
        <mo stretchy="false">=</mo>
        <mrow>
          <mi>I</mi>
          <mo stretchy="false">⋅</mo>
          <msub>
            <mi>R</mi>
            <mi mathvariant="italic">eq</mi>
          </msub>
        </mrow>
      </mrow>
    </mrow>
    <annotation encoding="StarMath 5.0">V₁ – V₂ =I cdot R_eq </annotation>
  </semantics>
</math>
</file>

<file path=Object 7/content.xml><?xml version="1.0" encoding="utf-8"?>
<math xmlns="http://www.w3.org/1998/Math/MathML" display="block">
  <semantics>
    <mrow>
      <mrow>
        <mfrac>
          <mrow>
            <mi>V</mi>
            <mrow>
              <mn>₁</mn>
              <mo stretchy="false">−</mo>
              <mi>V</mi>
            </mrow>
            <mn>₂</mn>
          </mrow>
          <msub>
            <mi>R</mi>
            <mi mathvariant="italic">eq</mi>
          </msub>
        </mfrac>
        <mo stretchy="false">=</mo>
        <mfrac>
          <mrow>
            <mi>V</mi>
            <mrow>
              <mn>₁</mn>
              <mo stretchy="false">−</mo>
              <mi>V</mi>
            </mrow>
            <mn>₂</mn>
          </mrow>
          <mi>R</mi>
        </mfrac>
      </mrow>
      <mrow>
        <mn>₁</mn>
        <mo stretchy="false">+</mo>
        <mfrac>
          <mrow>
            <mi>V</mi>
            <mrow>
              <mn>₁</mn>
              <mo stretchy="false">−</mo>
              <mi>V</mi>
            </mrow>
            <mn>₂</mn>
          </mrow>
          <msub>
            <mi>R</mi>
            <mn>2</mn>
          </msub>
        </mfrac>
      </mrow>
    </mrow>
    <annotation encoding="StarMath 5.0"> {V₁ -V₂} over R_eq = {V₁ -V₂} over R₁ + {V₁ -V₂} over R_2</annotation>
  </semantics>
</math>
</file>

<file path=Object 8/content.xml><?xml version="1.0" encoding="utf-8"?>
<math xmlns="http://www.w3.org/1998/Math/MathML" display="block">
  <semantics>
    <mrow>
      <mrow>
        <mfrac>
          <mn>1</mn>
          <msub>
            <mi>R</mi>
            <mi mathvariant="italic">eq</mi>
          </msub>
        </mfrac>
        <mo stretchy="false">=</mo>
        <mfrac>
          <mn>1</mn>
          <mi>R</mi>
        </mfrac>
      </mrow>
      <mrow>
        <mn>₁</mn>
        <mo stretchy="false">+</mo>
        <mfrac>
          <mn>1</mn>
          <msub>
            <mi>R</mi>
            <mn>2</mn>
          </msub>
        </mfrac>
      </mrow>
    </mrow>
    <annotation encoding="StarMath 5.0">1 over R_eq = 1 over R₁ + 1 over R_2</annotation>
  </semantics>
</math>
</file>

<file path=Object 9/content.xml><?xml version="1.0" encoding="utf-8"?>
<math xmlns="http://www.w3.org/1998/Math/MathML" display="block">
  <semantics>
    <mrow>
      <mrow>
        <mi>C</mi>
        <mo stretchy="false">=</mo>
        <mfrac>
          <mi>Q</mi>
          <mrow>
            <mi>V</mi>
            <mn>₁</mn>
            <mi>–</mi>
            <mi>V</mi>
            <mn>₂</mn>
          </mrow>
        </mfrac>
      </mrow>
      <mi>;</mi>
      <mrow>
        <mi>Q</mi>
        <mo stretchy="false">=</mo>
        <mi>C</mi>
      </mrow>
      <mrow>
        <mo fence="true" stretchy="false">(</mo>
        <mrow>
          <mrow>
            <mi>V</mi>
            <mrow>
              <mn>₁</mn>
              <mo stretchy="false">−</mo>
              <msub>
                <mi>V</mi>
                <mn>2</mn>
              </msub>
            </mrow>
          </mrow>
        </mrow>
        <mo fence="true" stretchy="false">)</mo>
      </mrow>
    </mrow>
    <annotation encoding="StarMath 5.0">C= Q over { V₁ – V₂} ; Q =C (V₁ -V_2)</annotation>
  </semantics>
</math>
</file>